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2cm" fo:min-width="7.774cm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3.75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074cm" fo:min-width="7.844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2.3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702cm" fo:min-width="3.846cm"/>
    </style:style>
    <style:style style:name="gr8" style:family="graphic" style:parent-style-name="standard">
      <style:graphic-properties draw:textarea-horizontal-align="justify" draw:textarea-vertical-align="middle" draw:auto-grow-height="false" fo:min-height="1.576cm" fo:min-width="3.84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11.7cm" svg:height="4.3cm" svg:x="4.2cm" svg:y="2.8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cm" svg:height="4cm" svg:x="2.1cm" svg:y="8.9cm">
          <text:p text:style-name="P1">Pobierz 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3" draw:id="id3" draw:layer="layout" svg:width="7cm" svg:height="4cm" svg:x="11.1cm" svg:y="8.8cm">
          <text:p text:style-name="P1">Pobierz b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3" draw:layer="layout" draw:type="line" svg:x1="10.05cm" svg:y1="7.1cm" svg:x2="5.6cm" svg:y2="8.9cm" draw:start-shape="id1" draw:start-glue-point="8" draw:end-shape="id2" draw:end-glue-point="5" svg:d="M10050 7100l-4450 1800" svg:viewBox="0 0 4451 1801">
          <text:p/>
        </draw:connector>
        <draw:connector draw:style-name="gr3" draw:text-style-name="P3" draw:layer="layout" draw:type="line" svg:x1="8.387cm" svg:y1="10.9cm" svg:x2="11.8cm" svg:y2="10.8cm" draw:start-shape="id2" draw:start-glue-point="9" draw:end-shape="id3" draw:end-glue-point="6" svg:d="M8387 10900l3413-100" svg:viewBox="0 0 3414 101">
          <text:p/>
        </draw:connector>
        <draw:connector draw:style-name="gr3" draw:text-style-name="P3" draw:layer="layout" draw:type="line" svg:x1="14.6cm" svg:y1="12.8cm" svg:x2="14.6cm" svg:y2="12.8cm" draw:start-shape="id3" draw:start-glue-point="8" draw:end-shape="id3" draw:end-glue-point="8" svg:d="M14600 12800z" svg:viewBox="0 0 1 1">
          <text:p/>
        </draw:connector>
        <draw:connector draw:style-name="gr3" draw:text-style-name="P3" draw:layer="layout" draw:type="line" svg:x1="13.887cm" svg:y1="12.8cm" svg:x2="10.25cm" svg:y2="13.9cm" draw:start-shape="id3" draw:start-glue-point="7" draw:end-shape="id4" draw:end-glue-point="4" svg:d="M13887 12800l-3637 1100" svg:viewBox="0 0 3638 1101">
          <text:p/>
        </draw:connector>
        <draw:custom-shape draw:style-name="gr4" draw:text-style-name="P1" xml:id="id6" draw:id="id6" draw:layer="layout" svg:width="11.8cm" svg:height="4.7cm" svg:x="4.2cm" svg:y="23.1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4.35cm" svg:y1="21cm" svg:x2="10.1cm" svg:y2="23.1cm" draw:start-shape="id5" draw:start-glue-point="8" draw:end-shape="id6" draw:end-glue-point="4" svg:d="M4350 21000l5750 2100" svg:viewBox="0 0 5751 2101">
          <text:p/>
        </draw:connector>
        <draw:custom-shape draw:style-name="gr5" draw:text-style-name="P1" xml:id="id4" draw:id="id4" draw:layer="layout" svg:width="5.7cm" svg:height="3.2cm" svg:x="7.4cm" svg:y="13.9cm">
          <text:p text:style-name="P1">a &gt; <text:span text:style-name="T2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7.4cm" svg:y1="15.5cm" svg:x2="5.213cm" svg:y2="17.9cm" draw:start-shape="id4" draw:start-glue-point="5" draw:end-shape="id5" draw:end-glue-point="4" svg:d="M7400 15500h-2187v2400" svg:viewBox="0 0 2188 2401">
          <text:p text:style-name="P1">TAK</text:p>
        </draw:connector>
        <draw:custom-shape draw:style-name="gr7" draw:text-style-name="P1" xml:id="id5" draw:id="id5" draw:layer="layout" svg:width="6.9cm" svg:height="3.1cm" svg:x="0.9cm" svg:y="17.9cm">
          <text:p text:style-name="P1">Drukuj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7" draw:id="id7" draw:layer="layout" svg:width="6.9cm" svg:height="2.9cm" svg:x="11.4cm" svg:y="17.9cm">
          <text:p text:style-name="P1">Drukuj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3" draw:layer="layout" svg:x1="13.1cm" svg:y1="15.5cm" svg:x2="15.713cm" svg:y2="17.9cm" draw:start-shape="id4" draw:start-glue-point="7" draw:end-shape="id7" draw:end-glue-point="4" svg:d="M13100 15500h2613v2400" svg:viewBox="0 0 2614 2401">
          <text:p text:style-name="P1">NIE </text:p>
        </draw:connector>
        <draw:connector draw:style-name="gr3" draw:text-style-name="P3" draw:layer="layout" draw:type="line" svg:x1="13.987cm" svg:y1="20.8cm" svg:x2="10.1cm" svg:y2="23.1cm" draw:start-shape="id7" draw:start-glue-point="7" draw:end-shape="id6" draw:end-glue-point="4" svg:d="M13987 20800l-3887 2300" svg:viewBox="0 0 3888 2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2:04:56.180387789</meta:creation-date>
    <dc:date>2019-10-31T12:33:48.054852924</dc:date>
    <meta:editing-duration>PT18M27S</meta:editing-duration>
    <meta:editing-cycles>4</meta:editing-cycles>
    <meta:generator>LibreOffice/6.0.7.3$Linux_X86_64 LibreOffice_project/00m0$Build-3</meta:generator>
    <meta:document-statistic meta:object-count="15"/>
  </office:meta>
</office:document-meta>
</file>